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8a1a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F </text:span>arm Feed Calculator</text:h>
      <text:p text:style-name="P2"><draw:frame draw:style-name="fr1" draw:name="Frame1" text:anchor-type="char" svg:width="0.041cm" draw:z-index="0"><draw:text-box fo:min-height="0.041cm"><text:p text:style-name="P1">Close the dialog</text:p></draw:text-box></draw:frame>A table with basic feed information requirements based on weight</text:p>
      <text:p text:style-name="P2">Feed management page. Allows to add and remove feeds.</text:p>
      <text:p text:style-name="P2">Main page that allows calculate feed requirements for animals</text:p>
      <text:p text:style-name="P2"/>
      <text:p text:style-name="P2"><text:span text:style-name="Strong_20_Emphasis">Skills and deliverables</text:span></text:p>
      <text:p text:style-name="P2">React</text:p>
      <text:p text:style-name="P2">Next.js</text:p>
      <text:p text:style-name="P2">Tailwind CSS</text:p>
      <text:p text:style-name="P2">Redux</text:p>
      <text:p text:style-name="P2">MySQL</text:p>
      <text:p text:style-name="P2">Docker</text:p>
      <text:p text:style-name="P2">CSS</text:p>
      <text:p text:style-name="P2">HTML</text:p>
      <text:p text:style-name="P2">JavaScript</text:p>
      <text:p text:style-name="P2"><text:span text:style-name="Strong_20_Emphasis"/></text:p>
      <text:p text:style-name="P2"><text:span text:style-name="Strong_20_Emphasis">Project description</text:span></text:p>
      <text:p text:style-name="P2"><text:bookmark text:name="air3-truncation-11"/>Farm Feed Calculator An web application that allows calculate feed for a beef bottle calves from their very first day all the way up to a 1000lb. The application allows to add custom feeds, and calculate how much ration each animal needs on a daily basics. The project is mobile friendly and utilizes TailwindCSS and Next.js as a primary technology. The data at the back end stored in MySQL datab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09:27:46.865000000</meta:creation-date>
    <dc:date>2024-03-13T09:29:37.228000000</dc:date>
    <meta:editing-duration>PT1M52S</meta:editing-duration>
    <meta:editing-cycles>1</meta:editing-cycles>
    <meta:document-statistic meta:table-count="0" meta:image-count="0" meta:object-count="0" meta:page-count="1" meta:paragraph-count="17" meta:word-count="120" meta:character-count="714" meta:non-whitespace-character-count="611"/>
    <meta:generator>LibreOffice/7.6.4.1$Windows_X86_64 LibreOffice_project/e19e193f88cd6c0525a17fb7a176ed8e6a3e2aa1</meta:generator>
  </office:meta>
</office:document-meta>
</file>